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C4A00000C49A0782CC0.png" manifest:media-type=""/>
  <manifest:file-entry manifest:full-path="Pictures/1000000000000C4E00000C4E2ECF4CE9.png" manifest:media-type=""/>
  <manifest:file-entry manifest:full-path="Pictures/1000000000000560000004B86FF6FE5F.png" manifest:media-type=""/>
  <manifest:file-entry manifest:full-path="Pictures/1000000000000C4E00000C4E73B43C1B.png" manifest:media-type=""/>
  <manifest:file-entry manifest:full-path="Pictures/10000000000009E30000125FC19DA048.png" manifest:media-type=""/>
  <manifest:file-entry manifest:full-path="Pictures/100000000000083400000BB8106E06A2.png" manifest:media-type=""/>
  <manifest:file-entry manifest:full-path="Pictures/1000000000000564000004C0F7BCBDB9.png" manifest:media-type=""/>
  <manifest:file-entry manifest:full-path="Pictures/1000000000000C4A00000C494E18390B.png" manifest:media-type=""/>
  <manifest:file-entry manifest:full-path="Pictures/1000020100000510000004438AC63C1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76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fo:font-size="12pt" style:font-size-asian="12pt" style:font-size-complex="12pt"/>
    </style:style>
    <style:style style:name="T1" style:family="text">
      <style:text-properties fo:font-family="Arial" style:font-family-generic="swiss"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109cm" svg:height="15.244cm" svg:x="1.446cm" svg:y="7.228cm">
          <draw:image xlink:href="Pictures/1000020100000510000004438AC63C18.png" xlink:type="simple" xlink:show="embed" xlink:actuate="onLoad">
            <text:p/>
          </draw:image>
        </draw:frame>
        <draw:frame draw:style-name="gr2" draw:text-style-name="P2" draw:layer="layout" svg:width="2.344cm" svg:height="0.725cm" svg:x="9.47cm" svg:y="23.77cm">
          <draw:text-box>
            <text:p><text:span text:style-name="T1">Figure S1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2.8cm" svg:height="12.8cm" svg:x="4.1cm" svg:y="2.143cm">
          <draw:image xlink:href="Pictures/1000000000000C4A00000C494E18390B.png" xlink:type="simple" xlink:show="embed" xlink:actuate="onLoad">
            <text:p/>
          </draw:image>
        </draw:frame>
        <draw:frame draw:style-name="gr2" draw:text-style-name="P2" draw:layer="layout" svg:width="2.344cm" svg:height="0.725cm" svg:x="9.328cm" svg:y="16.531cm">
          <draw:text-box>
            <text:p><text:span text:style-name="T1">Figure S2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7.779cm" svg:height="25.399cm" svg:x="1.635cm" svg:y="0.874cm">
          <draw:image xlink:href="Pictures/100000000000083400000BB8106E06A2.png" xlink:type="simple" xlink:show="embed" xlink:actuate="onLoad">
            <text:p/>
          </draw:image>
        </draw:frame>
        <draw:frame draw:style-name="gr2" draw:text-style-name="P2" draw:layer="layout" svg:width="2.344cm" svg:height="0.725cm" svg:x="9.47cm" svg:y="27.171cm">
          <draw:text-box>
            <text:p><text:span text:style-name="T1">Figure S3</text:span></text:p>
          </draw:text-box>
        </draw:frame>
      </draw:page>
      <draw:page draw:name="page4" draw:style-name="dp1" draw:master-page-name="Default">
        <draw:frame draw:style-name="gr3" draw:text-style-name="P1" draw:layer="layout" svg:width="9cm" svg:height="7.9cm" svg:x="5.716cm" svg:y="1.762cm">
          <draw:image xlink:href="Pictures/1000000000000560000004B86FF6FE5F.png" xlink:type="simple" xlink:show="embed" xlink:actuate="onLoad">
            <text:p/>
          </draw:image>
        </draw:frame>
        <draw:frame draw:style-name="gr3" draw:text-style-name="P1" draw:layer="layout" svg:width="9cm" svg:height="7.93cm" svg:x="5.716cm" svg:y="10.073cm">
          <draw:image xlink:href="Pictures/1000000000000564000004C0F7BCBDB9.png" xlink:type="simple" xlink:show="embed" xlink:actuate="onLoad">
            <text:p/>
          </draw:image>
        </draw:frame>
        <draw:frame draw:style-name="gr4" draw:layer="layout" svg:width="0.786cm" svg:height="0.726cm" svg:x="4.683cm" svg:y="2.052cm">
          <draw:text-box>
            <text:p><text:span text:style-name="T2">A</text:span></text:p>
          </draw:text-box>
        </draw:frame>
        <draw:frame draw:style-name="gr4" draw:layer="layout" svg:width="0.786cm" svg:height="0.726cm" svg:x="4.683cm" svg:y="10.252cm">
          <draw:text-box>
            <text:p><text:span text:style-name="T2">B</text:span></text:p>
          </draw:text-box>
        </draw:frame>
        <draw:frame draw:style-name="gr2" draw:text-style-name="P2" draw:layer="layout" svg:width="2.344cm" svg:height="0.725cm" svg:x="9.47cm" svg:y="19.071cm">
          <draw:text-box>
            <text:p><text:span text:style-name="T1">Figure S4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4.4cm" svg:height="14.4cm" svg:x="3.237cm" svg:y="1.078cm">
          <draw:image xlink:href="Pictures/1000000000000C4E00000C4E2ECF4CE9.png" xlink:type="simple" xlink:show="embed" xlink:actuate="onLoad">
            <text:p/>
          </draw:image>
        </draw:frame>
        <draw:frame draw:style-name="gr1" draw:text-style-name="P1" draw:layer="layout" svg:width="11.45cm" svg:height="11.45cm" svg:x="4.917cm" svg:y="15.966cm">
          <draw:image xlink:href="Pictures/1000000000000C4A00000C49A0782CC0.png" xlink:type="simple" xlink:show="embed" xlink:actuate="onLoad">
            <text:p/>
          </draw:image>
        </draw:frame>
        <draw:frame draw:style-name="gr4" draw:layer="layout" svg:width="0.786cm" svg:height="0.726cm" svg:x="3.383cm" svg:y="1.352cm">
          <draw:text-box>
            <text:p><text:span text:style-name="T2">A</text:span></text:p>
          </draw:text-box>
        </draw:frame>
        <draw:frame draw:style-name="gr4" draw:layer="layout" svg:width="0.786cm" svg:height="0.726cm" svg:x="3.383cm" svg:y="16.052cm">
          <draw:text-box>
            <text:p><text:span text:style-name="T2">B</text:span></text:p>
          </draw:text-box>
        </draw:frame>
        <draw:frame draw:style-name="gr2" draw:text-style-name="P2" draw:layer="layout" svg:width="2.344cm" svg:height="0.725cm" svg:x="9.47cm" svg:y="27.771cm">
          <draw:text-box>
            <text:p><text:span text:style-name="T1">Figure S5</text:span></text:p>
          </draw:text-box>
        </draw:frame>
      </draw:page>
      <draw:page draw:name="page6" draw:style-name="dp1" draw:master-page-name="Default">
        <draw:frame draw:style-name="gr3" draw:text-style-name="P1" draw:layer="controls" svg:width="12.38cm" svg:height="23cm" svg:x="4.31cm" svg:y="1.241cm">
          <draw:image xlink:href="Pictures/10000000000009E30000125FC19DA048.png" xlink:type="simple" xlink:show="embed" xlink:actuate="onLoad">
            <text:p/>
          </draw:image>
        </draw:frame>
        <draw:frame draw:style-name="gr2" draw:text-style-name="P2" draw:layer="layout" svg:width="2.344cm" svg:height="0.725cm" svg:x="9.47cm" svg:y="25.871cm">
          <draw:text-box>
            <text:p><text:span text:style-name="T1">Figure S6</text:span></text:p>
          </draw:text-box>
        </draw:frame>
      </draw:page>
      <draw:page draw:name="page7" draw:style-name="dp1" draw:master-page-name="Default">
        <draw:frame draw:style-name="gr2" draw:text-style-name="P2" draw:layer="layout" svg:width="2.344cm" svg:height="0.725cm" svg:x="9.47cm" svg:y="24.371cm">
          <draw:text-box>
            <text:p><text:span text:style-name="T1">Figure S7</text:span></text:p>
          </draw:text-box>
        </draw:frame>
        <draw:frame draw:style-name="gr3" draw:text-style-name="P1" draw:layer="layout" svg:width="18.999cm" svg:height="18.999cm" svg:x="1.001cm" svg:y="3.159cm">
          <draw:image xlink:href="Pictures/1000000000000C4E00000C4E73B43C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8T15:03:05.582642000</meta:creation-date>
    <dc:date>2014-03-31T23:56:27</dc:date>
    <meta:editing-duration>P3DT21H48M8S</meta:editing-duration>
    <meta:editing-cycles>38</meta:editing-cycles>
    <meta:generator>LibreOffice/3.6$Linux_X86_64 LibreOffice_project/360m1$Build-2</meta:generator>
    <meta:document-statistic meta:object-count="20"/>
  </office:meta>
</office:document-meta>
</file>